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730a2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816e3"/>
    </style:style>
    <style:style style:name="T1" style:family="text">
      <style:text-properties style:text-underline-style="none" officeooo:rsid="000730a2"/>
    </style:style>
    <style:style style:name="T2" style:family="text">
      <style:text-properties style:text-underline-style="none" officeooo:rsid="00081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's a docker-compose that will run these containers. Note you need to link the node container with the <text:span text:style-name="Source_20_Text">app</text:span> name so it's connected with the correct name the proxy can pickup.</text:p>
      <text:p text:style-name="Preformatted_20_Text"><text:span text:style-name="Source_20_Text">web:</text:span></text:p>
      <text:p text:style-name="Preformatted_20_Text"><text:span text:style-name="Source_20_Text"><text:s text:c="2"/>build: ./nginx</text:span></text:p>
      <text:p text:style-name="Preformatted_20_Text"><text:span text:style-name="Source_20_Text"><text:s text:c="2"/>links:</text:span></text:p>
      <text:p text:style-name="Preformatted_20_Text"><text:span text:style-name="Source_20_Text"><text:s text:c="4"/>- app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4"/>- 8000:80</text:span></text:p>
      <text:p text:style-name="Preformatted_20_Text"/>
      <text:p text:style-name="Preformatted_20_Text"><text:span text:style-name="Source_20_Text">app:</text:span></text:p>
      <text:p text:style-name="P1"><text:span text:style-name="Source_20_Text"><text:s text:c="2"/>build: ./nodejs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1">FROM ubuntu:16.04</text:span></text:span></text:p>
      <text:p text:style-name="P2"><text:span text:style-name="Source_20_Text"><text:span text:style-name="T1">RUN apt-get update</text:span></text:span></text:p>
      <text:p text:style-name="P2"><text:span text:style-name="Source_20_Text"><text:span text:style-name="T1">RUN echo "deb http://archive.ubuntu.com/ubuntu/ raring main universe" &gt;&gt; /etc/apt/sources.list</text:span></text:span></text:p>
      <text:p text:style-name="P2"><text:span text:style-name="Source_20_Text"><text:span text:style-name="T1">RUN apt-get update</text:span></text:span></text:p>
      <text:p text:style-name="P2"><text:span text:style-name="Source_20_Text"><text:span text:style-name="T1">RUN apt-get install vim dialog net-tools wget -y</text:span></text:span></text:p>
      <text:p text:style-name="P2"><text:span text:style-name="Source_20_Text"><text:span text:style-name="T1">RUN apt-get install nginx -y</text:span></text:span></text:p>
      <text:p text:style-name="P2"><text:span text:style-name="Source_20_Text"><text:span text:style-name="T2">RUN </text:span></text:span><text:span text:style-name="Source_20_Text"><text:span text:style-name="T1">rm -v /etc/nginx/nginx.conf</text:span></text:span></text:p>
      <text:p text:style-name="P3"><text:span text:style-name="Source_20_Text"><text:span text:style-name="T2">ADD nginx.conf /etc/nginx/nginx.conf</text:span></text:span></text:p>
      <text:p text:style-name="P3"><text:soft-page-break/><text:span text:style-name="Source_20_Text"><text:span text:style-name="T2"/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9:36:30.144608513</meta:creation-date>
    <dc:date>2019-10-03T11:12:32.718342197</dc:date>
    <meta:editing-duration>PT2H15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80" meta:character-count="545" meta:non-whitespace-character-count="466"/>
  </office:meta>
</office:document-meta>
</file>